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iterate programming avec Org mode</text:title></text:p>
      <text:p text:style-name="OrgTitle"/>
      <text:p text:style-name="OrgSubtitle"><text:initial-creator>Fabrice Niessen</text:initial-creator></text:p>
      <text:p text:style-name="OrgSubtitle"/>
      <text:p text:style-name="Text_20_body">Pour information, ce document Org est disponible sur
<text:a xlink:type="simple" xlink:href="https://github.com/fniessen/XXX">https://github.com/fniessen/XXX</text:a>
</text:p>
      <text:p text:style-name="Text_20_body"><text:span text:style-name="Bold">Org mode</text:span> est une « fonctionnalité » d’Emacs offrant (entre autres) une syntaxe
<text:span text:style-name="Emphasis">plain text</text:span> facile à utiliser pour <text:span text:style-name="Bold">exporter des documents en LaTeX</text:span>, en HTML, en
documents LibreOffice – et encore plein d’autres choses !
</text:p>
      <text:h text:style-name="Heading_20_1" text:outline-level="1" text:is-list-header="false">
<text:bookmark-start text:name="OrgXref.org231d9c1"/>
<text:bookmark text:name="org231d9c1"/>Introduction
<text:bookmark-end text:name="OrgXref.org231d9c1"/></text:h>
      <text:p text:style-name="Text_20_body">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
</text:p>
      <text:h text:style-name="Heading_20_1" text:outline-level="1" text:is-list-header="false">
<text:bookmark-start text:name="OrgXref.orgc206be7"/>
<text:bookmark text:name="orgc206be7"/>Équipements et tests
<text:bookmark-end text:name="OrgXref.orgc206be7"/></text:h>
      <text:p text:style-name="Text_20_body">Post haec indumentum regale quaerebatur et ministris fucandae purpurae tortis
confessisque pectoralem tuniculam sine manicis textam, Maras nomine quidam
inductus est ut appellant Christiani diaconus.
</text:p>
      <text:h text:style-name="Heading_20_2" text:outline-level="2" text:is-list-header="false">
<text:bookmark-start text:name="OrgXref.orgb605554"/>
<text:bookmark text:name="orgb605554"/>Équipements utilisés
<text:bookmark-end text:name="OrgXref.orgb605554"/></text:h>
      <text:p text:style-name="Text_20_body">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 :
</text:p>
      <text:list text:style-name="OrgBulletedList" text:continue-numbering="false">
        <text:list-item>
          <text:p text:style-name="Text_20_body">ibi victu recreati et quiete,
</text:p>
        </text:list-item>
        <text:list-item>
          <text:p text:style-name="Text_20_body">postquam abierat timor,
</text:p>
        </text:list-item>
        <text:list-item>
          <text:p text:style-name="Text_20_body">vicos opulentos adorti equestrium adventu cohortium,
</text:p>
        </text:list-item>
        <text:list-item>
          <text:p text:style-name="Text_20_body">quae casu propinquabant.
</text:p>
        </text:list-item>
      </text:list>
      <text:h text:style-name="Heading_20_2" text:outline-level="2" text:is-list-header="false">
<text:bookmark-start text:name="OrgXref.org9b845eb"/>
<text:bookmark text:name="org9b845eb"/>Conditions de tests
<text:bookmark-end text:name="OrgXref.org9b845eb"/></text:h>
      <text:p text:style-name="Text_20_body">Itaque tum Scaevola cum in eam ipsam mentionem incidisset, exposuit nobis
sermonem Laeli de amicitia habitum ab illo secum et cum altero genero, C. Fannio
Marci filio, paucis diebus post mortem Africani :
</text:p>
      <text:list text:style-name="OrgNumberedList" text:continue-numbering="false">
        <text:list-item>
          <text:p text:style-name="Text_20_body">inter quos Paulus eminebat notarius ortus in Hispania,
</text:p>
        </text:list-item>
        <text:list-item>
          <text:p text:style-name="Text_20_body">glabro quidam sub vultu latens,
</text:p>
        </text:list-item>
        <text:list-item>
          <text:p text:style-name="Text_20_body">odorandi vias periculorum occultas perquam sagax.
</text:p>
        </text:list-item>
      </text:list>
      <text:h text:style-name="Heading_20_1" text:outline-level="1" text:is-list-header="false">
<text:bookmark-start text:name="OrgXref.org839ab97"/>
<text:bookmark text:name="org839ab97"/>Résultats et discussion
<text:bookmark-end text:name="OrgXref.org839ab97"/></text:h>
      <text:p text:style-name="Text_20_body">Hae duae provinciae bello quondam piratico catervis mixtae praedonum a Servilio
pro consule missae sub iugum factae sunt vectigales.
</text:p>
      <text:section text:style-name="OrgIndentedSection-Level-0" text:name="Section1">
        <text:p text:style-name="Table">
<text:bookmark text:name="org0f3f3a5"/>Tableau <text:sequence text:ref-name="org0f3f3a5" text:name="Table" text:formula="ooow:Table+1" style:num-format="1">3.1</text:sequence> : </text:p>
        <table:table table:style-name="OrgTable">
          <table:table-column table:style-name="OrgTableColumn"/>
          <table:table-column table:style-name="OrgTableColumn"/>
          <table:table-header-rows>
            <table:table-row>
              <table:table-cell table:style-name="OrgTblCellTB">
                <text:p text:style-name="OrgTableHeadingLeft">Jour</text:p>
              </table:table-cell>
              <table:table-cell table:style-name="OrgTblCellTB">
                <text:p text:style-name="OrgTableHeadingRight">Frais</text:p>
              </table:table-cell>
            </table:table-row>
          </table:table-header-rows>
          <table:table-rows>
            <table:table-row>
              <table:table-cell table:style-name="OrgTblCellT">
                <text:p text:style-name="OrgTableContentsLeft">Lundi</text:p>
              </table:table-cell>
              <table:table-cell table:style-name="OrgTblCellT">
                <text:p text:style-name="OrgTableContentsRight">18</text:p>
              </table:table-cell>
            </table:table-row>
            <table:table-row>
              <table:table-cell table:style-name="OrgTblCell">
                <text:p text:style-name="OrgTableContentsLeft">Mardi</text:p>
              </table:table-cell>
              <table:table-cell table:style-name="OrgTblCell">
                <text:p text:style-name="OrgTableContentsRight">5</text:p>
              </table:table-cell>
            </table:table-row>
            <table:table-row>
              <table:table-cell table:style-name="OrgTblCell">
                <text:p text:style-name="OrgTableContentsLeft">Mercredi</text:p>
              </table:table-cell>
              <table:table-cell table:style-name="OrgTblCell">
                <text:p text:style-name="OrgTableContentsRight">2</text:p>
              </table:table-cell>
            </table:table-row>
            <table:table-row>
              <table:table-cell table:style-name="OrgTblCell">
                <text:p text:style-name="OrgTableContentsLeft">Jeudi</text:p>
              </table:table-cell>
              <table:table-cell table:style-name="OrgTblCell">
                <text:p text:style-name="OrgTableContentsRight">-1</text:p>
              </table:table-cell>
            </table:table-row>
            <table:table-row>
              <table:table-cell table:style-name="OrgTblCell">
                <text:p text:style-name="OrgTableContentsLeft">Vendredi</text:p>
              </table:table-cell>
              <table:table-cell table:style-name="OrgTblCell">
                <text:p text:style-name="OrgTableContentsRight">-4</text:p>
              </table:table-cell>
            </table:table-row>
            <table:table-row>
              <table:table-cell table:style-name="OrgTblCell">
                <text:p text:style-name="OrgTableContentsLeft">Samedi</text:p>
              </table:table-cell>
              <table:table-cell table:style-name="OrgTblCell">
                <text:p text:style-name="OrgTableContentsRight">17</text:p>
              </table:table-cell>
            </table:table-row>
            <table:table-row>
              <table:table-cell table:style-name="OrgTblCellB">
                <text:p text:style-name="OrgTableContentsLeft">Dimanche</text:p>
              </table:table-cell>
              <table:table-cell table:style-name="OrgTblCellB">
                <text:p text:style-name="OrgTableContentsRight">-10</text:p>
              </table:table-cell>
            </table:table-row>
          </table:table-rows>
          <table:table-rows>
            <table:table-row>
              <table:table-cell table:style-name="OrgTblCellTB">
                <text:p text:style-name="OrgTableContentsLeft">Total</text:p>
              </table:table-cell>
              <table:table-cell table:style-name="OrgTblCellTB">
                <text:p text:style-name="OrgTableContentsRight">27</text:p>
              </table:table-cell>
            </table:table-row>
          </table:table-rows>
        </table:table>
      </text:section>
      <text:p text:style-name="Text_20_body">Quid?
</text:p>
      <text:h text:style-name="Heading_20_2" text:outline-level="2" text:is-list-header="false">
<text:bookmark-start text:name="OrgXref.orge4b9f4c"/>
<text:bookmark text:name="orge4b9f4c"/>Résultats
<text:bookmark-end text:name="OrgXref.orge4b9f4c"/></text:h>
      <text:p text:style-name="Text_20_body">Coactique aliquotiens nostri pedites ad eos persequendos scandere clivos
sublimes etiam si lapsantibus plantis fruticeta prensando vel dumos ad vertices
venerint summos.
</text:p>
      <text:h text:style-name="Heading_20_2" text:outline-level="2" text:is-list-header="false">
<text:bookmark-start text:name="OrgXref.org296c1d0"/>
<text:bookmark text:name="org296c1d0"/>Discussion
<text:bookmark-end text:name="OrgXref.org296c1d0"/></text:h>
      <text:p text:style-name="Text_20_body">Sed tamen haec cum ita tutius observentur, quidam vigore artuum inminuto rogati
ad nuptias ubi aurum dextris manibus cavatis offertur, inpigre vel usque
Spoletium pergunt.
</text:p>
      <text:h text:style-name="Heading_20_1" text:outline-level="1" text:is-list-header="false">
<text:bookmark-start text:name="OrgXref.orga628aa2"/>
<text:bookmark text:name="orga628aa2"/>Conclusions
<text:bookmark-end text:name="OrgXref.orga628aa2"/></text:h>
      <text:p text:style-name="Text_20_body">Inter haec Orfitus praefecti potestate regebat urbem aeternam ultra modum
delatae dignitatis sese efferens insolenter, vir quidem prudens et forensium
negotiorum oppido gnarus, sed splendore liberalium doctrinarum minus quam
nobilem decuerat institutus, quo administrante seditiones sunt concitatae graves
ob inopiam vini: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ext:span text:style-name="Emphasis">Sous-total</text:span></text:p>
              </table:table-cell>
              <table:table-cell table:style-name="OrgTblCellTB">
                <text:p text:style-name="OrgTableHeadingRight">27.00</text:p>
              </table:table-cell>
              <table:table-cell table:style-name="OrgTblCellTB">
                <text:p text:style-name="OrgTableHeadingLeft">€</text:p>
              </table:table-cell>
            </table:table-row>
          </table:table-header-rows>
          <table:table-rows>
            <table:table-row>
              <table:table-cell table:style-name="OrgTblCellTB">
                <text:p text:style-name="OrgTableContentsLeft"><text:span text:style-name="Emphasis">Taxe @ 20%</text:span></text:p>
              </table:table-cell>
              <table:table-cell table:style-name="OrgTblCellTB">
                <text:p text:style-name="OrgTableContentsRight">5.67</text:p>
              </table:table-cell>
              <table:table-cell table:style-name="OrgTblCellTB">
                <text:p text:style-name="OrgTableContentsLeft">€</text:p>
              </table:table-cell>
            </table:table-row>
          </table:table-rows>
          <table:table-rows>
            <table:table-row>
              <table:table-cell table:style-name="OrgTblCellTB">
                <text:p text:style-name="OrgTableContentsLeft"><text:span text:style-name="Bold">Montant total</text:span></text:p>
              </table:table-cell>
              <table:table-cell table:style-name="OrgTblCellTB">
                <text:p text:style-name="OrgTableContentsRight"><text:span text:style-name="Bold"><text:span text:style-name="OrgCode">\large</text:span> 32.67</text:span></text:p>
              </table:table-cell>
              <table:table-cell table:style-name="OrgTblCellTB">
                <text:p text:style-name="OrgTableContentsLeft"><text:span text:style-name="Bold">€</text:span></text:p>
              </table:table-cell>
            </table:table-row>
          </table:table-rows>
        </table:table>
      </text:section>
      <text:p text:style-name="Text_20_body">Huius avidis usibus vulgus intentum ad motus asperos excitatur et crebros.
</text:p>
      <text:h text:style-name="Heading_20_1" text:outline-level="1" text:is-list-header="false">
<text:bookmark-start text:name="OrgXref.org7456efd"/>
<text:bookmark text:name="org7456efd"/>Annexes
<text:bookmark-end text:name="OrgXref.org7456efd"/></text:h>
      <text:h text:style-name="Heading_20_2" text:outline-level="2" text:is-list-header="false">
<text:bookmark-start text:name="OrgXref.orgd62a1ea"/>
<text:bookmark text:name="orgd62a1ea"/>Code Emacs Lisp
<text:bookmark-end text:name="OrgXref.orgd62a1ea"/></text:h>
      <text:p text:style-name="Text_20_body">Code utilisé pour améliorer le rendu de la démonstration :
</text:p>
      <text:p text:style-name="OrgSrcBlockLastLine">(set-frame-font<text:s/><text:span text:style-name="OrgSrcFontLockStringFace">"Consolas-13"</text:span><text:s/>nil<text:s/>t)</text:p>
      <text:p text:style-name="OrgSrcBlock">(<text:span text:style-name="OrgSrcFontLockKeywordFace">setq</text:span><text:s/>org-latex-default-packages-alist</text:p>
      <text:p text:style-name="OrgSrcBlock"><text:s/><text:s/><text:s/><text:s/><text:s/><text:s/>'((<text:span text:style-name="OrgSrcFontLockStringFace">"AUTO"</text:span><text:s/><text:span text:style-name="OrgSrcFontLockStringFace">"inputenc"</text:span><text:s/>t</text:p>
      <text:p text:style-name="OrgSrcBlock"><text:s/><text:s/><text:s/><text:s/><text:s/><text:s/><text:s/><text:s/><text:s/>(<text:span text:style-name="OrgSrcFontLockStringFace">"pdflatex"</text:span>))</text:p>
      <text:p text:style-name="OrgSrcBlock"><text:s/><text:s/><text:s/><text:s/><text:s/><text:s/><text:s/><text:s/>(<text:span text:style-name="OrgSrcFontLockStringFace">"T1"</text:span><text:s/><text:span text:style-name="OrgSrcFontLockStringFace">"fontenc"</text:span><text:s/>t</text:p>
      <text:p text:style-name="OrgSrcBlock"><text:s/><text:s/><text:s/><text:s/><text:s/><text:s/><text:s/><text:s/><text:s/>(<text:span text:style-name="OrgSrcFontLockStringFace">"pdflatex"</text:span>))</text:p>
      <text:p text:style-name="OrgSrcBlock"><text:s/><text:s/><text:s/><text:s/><text:s/><text:s/><text:s/><text:s/>(<text:span text:style-name="OrgSrcFontLockStringFace">""</text:span><text:s/><text:span text:style-name="OrgSrcFontLockStringFace">"graphicx"</text:span><text:s/>t)</text:p>
      <text:p text:style-name="OrgSrcBlock"><text:s/><text:s/><text:s/><text:s/><text:s/><text:s/><text:s/><text:s/>(<text:span text:style-name="OrgSrcFontLockStringFace">""</text:span><text:s/><text:span text:style-name="OrgSrcFontLockStringFace">"xcolor"</text:span>)</text:p>
      <text:p text:style-name="OrgSrcBlock"><text:s/><text:s/><text:s/><text:s/><text:s/><text:s/><text:s/><text:s/>(<text:span text:style-name="OrgSrcFontLockStringFace">""</text:span><text:s/><text:span text:style-name="OrgSrcFontLockStringFace">"babel"</text:span>)</text:p>
      <text:p text:style-name="OrgSrcBlock"><text:s/><text:s/><text:s/><text:s/><text:s/><text:s/><text:s/><text:s/>(<text:span text:style-name="OrgSrcFontLockStringFace">""</text:span><text:s/><text:span text:style-name="OrgSrcFontLockStringFace">"listings"</text:span>)</text:p>
      <text:p text:style-name="OrgSrcBlock"><text:s/><text:s/><text:s/><text:s/><text:s/><text:s/><text:s/><text:s/>(<text:span text:style-name="OrgSrcFontLockStringFace">""</text:span><text:s/><text:span text:style-name="OrgSrcFontLockStringFace">"hyperref"</text:span><text:s/>nil)))</text:p>
      <text:p text:style-name="OrgSrcBlock"/>
      <text:p text:style-name="OrgSrcBlockLastLine">(<text:span text:style-name="OrgSrcFontLockKeywordFace">setq</text:span><text:s/>org-latex-packages-alist<text:s/>nil)</text:p>
      <text:p text:style-name="OrgSrcBlock">(<text:span text:style-name="OrgSrcFontLockKeywordFace">setq</text:span><text:s/>org-latex-classes</text:p>
      <text:p text:style-name="OrgSrcBlock"/>
      <text:p text:style-name="OrgSrcBlock"><text:s/><text:s/><text:s/><text:s/><text:s/><text:s/>'((<text:span text:style-name="OrgSrcFontLockStringFace">"article"</text:span><text:s/><text:span text:style-name="OrgSrcFontLockStringFace">"\\documentclass[11pt]{article}"</text:span></text:p>
      <text:p text:style-name="OrgSrcBlock"><text:s/><text:s/><text:s/><text:s/><text:s/><text:s/><text:s/><text:s/><text:s/>(<text:span text:style-name="OrgSrcFontLockStringFace">"\\section{%s}"</text:span><text:s/>.<text:s/><text:span text:style-name="OrgSrcFontLockStringFace">"\\section*{%s}"</text:span>)</text:p>
      <text:p text:style-name="OrgSrcBlock"><text:s/><text:s/><text:s/><text:s/><text:s/><text:s/><text:s/><text:s/><text:s/>(<text:span text:style-name="OrgSrcFontLockStringFace">"\\subsection{%s}"</text:span><text:s/>.<text:s/><text:span text:style-name="OrgSrcFontLockStringFace">"\\subsection*{%s}"</text:span>)</text:p>
      <text:p text:style-name="OrgSrcBlock"><text:s/><text:s/><text:s/><text:s/><text:s/><text:s/><text:s/><text:s/><text:s/>(<text:span text:style-name="OrgSrcFontLockStringFace">"\\subsubsection{%s}"</text:span><text:s/>.<text:s/><text:span text:style-name="OrgSrcFontLockStringFace">"\\subsubsection*{%s}"</text:span>)</text:p>
      <text:p text:style-name="OrgSrcBlock"><text:s/><text:s/><text:s/><text:s/><text:s/><text:s/><text:s/><text:s/><text:s/>(<text:span text:style-name="OrgSrcFontLockStringFace">"\\paragraph{%s}"</text:span><text:s/>.<text:s/><text:span text:style-name="OrgSrcFontLockStringFace">"\\paragraph*{%s}"</text:span>)</text:p>
      <text:p text:style-name="OrgSrcBlock"><text:s/><text:s/><text:s/><text:s/><text:s/><text:s/><text:s/><text:s/><text:s/>(<text:span text:style-name="OrgSrcFontLockStringFace">"\\subparagraph{%s}"</text:span><text:s/>.<text:s/><text:span text:style-name="OrgSrcFontLockStringFace">"\\subparagraph*{%s}"</text:span>))</text:p>
      <text:p text:style-name="OrgSrcBlock"/>
      <text:p text:style-name="OrgSrcBlock"><text:s/><text:s/><text:s/><text:s/><text:s/><text:s/><text:s/><text:s/>(<text:span text:style-name="OrgSrcFontLockStringFace">"report"</text:span><text:s/><text:span text:style-name="OrgSrcFontLockStringFace">"\\documentclass[11pt]{report}"</text:span></text:p>
      <text:p text:style-name="OrgSrcBlock"><text:s/><text:s/><text:s/><text:s/><text:s/><text:s/><text:s/><text:s/><text:s/>(<text:span text:style-name="OrgSrcFontLockStringFace">"\\chapter{%s}"</text:span><text:s/>.<text:s/><text:span text:style-name="OrgSrcFontLockStringFace">"\\chapter*{%s}"</text:span>)</text:p>
      <text:p text:style-name="OrgSrcBlock"><text:s/><text:s/><text:s/><text:s/><text:s/><text:s/><text:s/><text:s/><text:s/>(<text:span text:style-name="OrgSrcFontLockStringFace">"\\section{%s}"</text:span><text:s/>.<text:s/><text:span text:style-name="OrgSrcFontLockStringFace">"\\section*{%s}"</text:span>)</text:p>
      <text:p text:style-name="OrgSrcBlock"><text:s/><text:s/><text:s/><text:s/><text:s/><text:s/><text:s/><text:s/><text:s/>(<text:span text:style-name="OrgSrcFontLockStringFace">"\\subsection{%s}"</text:span><text:s/>.<text:s/><text:span text:style-name="OrgSrcFontLockStringFace">"\\subsection*{%s}"</text:span>)</text:p>
      <text:p text:style-name="OrgSrcBlock"><text:s/><text:s/><text:s/><text:s/><text:s/><text:s/><text:s/><text:s/><text:s/>(<text:span text:style-name="OrgSrcFontLockStringFace">"\\subsubsection{%s}"</text:span><text:s/>.<text:s/><text:span text:style-name="OrgSrcFontLockStringFace">"\\subsubsection*{%s}"</text:span>)</text:p>
      <text:p text:style-name="OrgSrcBlock"><text:s/><text:s/><text:s/><text:s/><text:s/><text:s/><text:s/><text:s/><text:s/>(<text:span text:style-name="OrgSrcFontLockStringFace">"\\paragraph{%s}"</text:span><text:s/>.<text:s/><text:span text:style-name="OrgSrcFontLockStringFace">"\\paragraph*{%s}"</text:span>))</text:p>
      <text:p text:style-name="OrgSrcBlock"/>
      <text:p text:style-name="OrgSrcBlock"><text:s/><text:s/><text:s/><text:s/><text:s/><text:s/><text:s/><text:s/>(<text:span text:style-name="OrgSrcFontLockStringFace">"book"</text:span><text:s/><text:span text:style-name="OrgSrcFontLockStringFace">"\\documentclass[11pt]{book}"</text:span></text:p>
      <text:p text:style-name="OrgSrcBlock"><text:s/><text:s/><text:s/><text:s/><text:s/><text:s/><text:s/><text:s/><text:s/>(<text:span text:style-name="OrgSrcFontLockStringFace">"\\chapter{%s}"</text:span><text:s/>.<text:s/><text:span text:style-name="OrgSrcFontLockStringFace">"\\chapter*{%s}"</text:span>)</text:p>
      <text:p text:style-name="OrgSrcBlock"><text:s/><text:s/><text:s/><text:s/><text:s/><text:s/><text:s/><text:s/><text:s/>(<text:span text:style-name="OrgSrcFontLockStringFace">"\\section{%s}"</text:span><text:s/>.<text:s/><text:span text:style-name="OrgSrcFontLockStringFace">"\\section*{%s}"</text:span>)</text:p>
      <text:p text:style-name="OrgSrcBlock"><text:s/><text:s/><text:s/><text:s/><text:s/><text:s/><text:s/><text:s/><text:s/>(<text:span text:style-name="OrgSrcFontLockStringFace">"\\subsection{%s}"</text:span><text:s/>.<text:s/><text:span text:style-name="OrgSrcFontLockStringFace">"\\subsection*{%s}"</text:span>)</text:p>
      <text:p text:style-name="OrgSrcBlock"><text:s/><text:s/><text:s/><text:s/><text:s/><text:s/><text:s/><text:s/><text:s/>(<text:span text:style-name="OrgSrcFontLockStringFace">"\\subsubsection{%s}"</text:span><text:s/>.<text:s/><text:span text:style-name="OrgSrcFontLockStringFace">"\\subsubsection*{%s}"</text:span>)</text:p>
      <text:p text:style-name="OrgSrcBlockLastLine"><text:s/><text:s/><text:s/><text:s/><text:s/><text:s/><text:s/><text:s/><text:s/>(<text:span text:style-name="OrgSrcFontLockStringFace">"\\paragraph{%s}"</text:span><text:s/>.<text:s/><text:span text:style-name="OrgSrcFontLockStringFace">"\\paragraph*{%s}"</text:span>))))</text:p>
      <text:h text:style-name="Heading_20_2" text:outline-level="2" text:is-list-header="false">
<text:bookmark-start text:name="OrgXref.orgb3028b1"/>
<text:bookmark text:name="orgb3028b1"/>Plus d’informations
<text:bookmark-end text:name="OrgXref.orgb3028b1"/></text:h>
      <text:list text:style-name="OrgBulletedList" text:continue-numbering="false">
        <text:list-item>
          <text:p text:style-name="Text_20_body">Fichier d’exemple de la syntaxe Org mode :
<text:a xlink:type="simple" xlink:href="https://github.com/fniessen/org-html-themes/tests/org-mode-syntax-example.org">https://github.com/fniessen/org-html-themes/tests/org-mode-syntax-example.org</text:a>
</text:p>
        </text:list-item>
        <text:list-item>
          <text:p text:style-name="Text_20_body">Customisation FNI :
XXX
</text:p>
        </text:list-item>
      </text:list>
      <text:h text:style-name="Heading_20_1" text:outline-level="1" text:is-list-header="false">
<text:bookmark-start text:name="OrgXref.orgea91bfb"/>
<text:bookmark text:name="orgea91bfb"/>Suis-moi !
<text:bookmark-end text:name="OrgXref.orgea91bfb"/></text:h>
      <text:list text:style-name="OrgBulletedList" text:continue-numbering="false">
        <text:list-item>
          <text:p text:style-name="Text_20_body">Rejoins le groupe Facebook <text:line-break/>et la communauté des « <text:span text:style-name="Bold">Boosters Emacs</text:span> » ici : <text:line-break/><text:a xlink:type="simple" xlink:href="https://www.facebook.com/groups/286810496172489">https://www.facebook.com/groups/286810496172489</text:a>
</text:p>
        </text:list-item>
        <text:list-item>
          <text:p text:style-name="Text_20_body">Abonne-toi à la chaîne Youtube « <text:span text:style-name="Bold">Booster Emacs</text:span> » <text:line-break/><text:a xlink:type="simple" xlink:href="https://www.youtube.com/channel/UChSzlv1RJWFbb7XkV7OREtA?sub_confirmation=1">https://www.youtube.com/channel/UChSzlv1RJWFbb7XkV7OREtA?sub_confirmation=1</text:a> <text:line-break/>et active les notifications en cliquant sur la petite cloche pour ne rien
rater !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KeywordFace" style:family="text">
      <style:text-properties fo:color="#000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333333"/>
    </style:style>
    <style:style style:name="OrgSrcFontLockStringFace" style:family="text">
      <style:text-properties fo:color="#008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abrice Niessen</dc:creator>
    <meta:initial-creator>Fabrice Niessen</meta:initial-creator>
    <dc:date>2021-04-14T18:32:49</dc:date>
    <meta:creation-date>2021-04-14T18:32:49</meta:creation-date>
    <meta:generator>Emacs 27.1 (Org mode 9.3)</meta:generator>
    <meta:keyword>gutenberg, emacs, org-mode, latex, booster</meta:keyword>
    <dc:subject>Fichier de démo pour la conférence GUTenberg 2021</dc:subject>
    <dc:title>Literate programming avec Org mode</dc:title>
  </office:meta>
</office:document-meta>
</file>